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3"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4"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5"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P6" style:parent-style-name="Textbody" style:family="paragraph">
      <style:text-properties fo:font-weight="bold" style:font-weight-asian="bold" style:font-weight-complex="bold" fo:font-style="italic" style:font-style-asian="italic" style:font-style-complex="italic"/>
    </style:style>
    <style:style style:name="P7" style:parent-style-name="Textbody" style:family="paragraph">
      <style:text-properties fo:font-weight="bold" style:font-weight-asian="bold" style:font-weight-complex="bold" fo:font-style="italic" style:font-style-asian="italic" style:font-style-complex="italic"/>
    </style:style>
    <style:style style:name="P8" style:parent-style-name="Textbody" style:family="paragraph">
      <style:text-properties fo:font-weight="bold" style:font-weight-asian="bold" style:font-weight-complex="bold" fo:font-style="italic" style:font-style-asian="italic" style:font-style-complex="italic"/>
    </style:style>
    <style:style style:name="P9" style:parent-style-name="Textbody" style:family="paragraph">
      <style:text-properties fo:font-weight="bold" style:font-weight-asian="bold" style:font-weight-complex="bold" fo:font-style="italic" style:font-style-asian="italic" style:font-style-complex="italic"/>
    </style:style>
    <style:style style:name="P10" style:parent-style-name="Textbody" style:family="paragraph">
      <style:text-properties fo:font-weight="bold" style:font-weight-asian="bold" style:font-weight-complex="bold" fo:font-style="italic" style:font-style-asian="italic" style:font-style-complex="italic"/>
    </style:style>
    <style:style style:name="P11" style:parent-style-name="Textbody" style:family="paragraph">
      <style:text-properties fo:font-weight="bold" style:font-weight-asian="bold" style:font-weight-complex="bold" fo:font-style="italic" style:font-style-asian="italic" style:font-style-complex="italic"/>
    </style:style>
    <style:style style:name="P12" style:parent-style-name="Textbody" style:family="paragraph">
      <style:text-properties fo:font-weight="bold" style:font-weight-asian="bold" style:font-weight-complex="bold" fo:font-style="italic" style:font-style-asian="italic" style:font-style-complex="italic"/>
    </style:style>
    <style:style style:name="P13" style:parent-style-name="Textbody" style:family="paragraph">
      <style:text-properties fo:font-weight="bold" style:font-weight-asian="bold" style:font-weight-complex="bold" fo:font-style="italic" style:font-style-asian="italic" style:font-style-complex="italic"/>
    </style:style>
    <style:style style:name="P14" style:parent-style-name="Textbody" style:family="paragraph">
      <style:text-properties fo:font-weight="bold" style:font-weight-asian="bold" style:font-weight-complex="bold" fo:font-style="italic" style:font-style-asian="italic" style:font-style-complex="italic"/>
    </style:style>
    <style:style style:name="P15" style:parent-style-name="Textbody" style:family="paragraph">
      <style:text-properties fo:font-weight="bold" style:font-weight-asian="bold" style:font-weight-complex="bold" fo:font-style="italic" style:font-style-asian="italic" style:font-style-complex="italic"/>
    </style:style>
    <style:style style:name="P16" style:parent-style-name="Textbody" style:family="paragraph">
      <style:text-properties fo:font-weight="bold" style:font-weight-asian="bold" style:font-weight-complex="bold" fo:font-style="italic" style:font-style-asian="italic" style:font-style-complex="italic"/>
    </style:style>
    <style:style style:name="P17" style:parent-style-name="Textbody" style:family="paragraph">
      <style:text-properties fo:font-weight="bold" style:font-weight-asian="bold" style:font-weight-complex="bold" fo:font-style="italic" style:font-style-asian="italic" style:font-style-complex="italic"/>
    </style:style>
    <style:style style:name="P18" style:parent-style-name="Textbody" style:family="paragraph">
      <style:text-properties fo:font-weight="bold" style:font-weight-asian="bold" style:font-weight-complex="bold" fo:font-style="italic" style:font-style-asian="italic" style:font-style-complex="italic"/>
    </style:style>
    <style:style style:name="P19" style:parent-style-name="Textbody" style:family="paragraph">
      <style:text-properties fo:font-weight="bold" style:font-weight-asian="bold" style:font-weight-complex="bold" fo:font-style="italic" style:font-style-asian="italic" style:font-style-complex="italic"/>
    </style:style>
    <style:style style:name="P20" style:parent-style-name="Textbody" style:family="paragraph">
      <style:text-properties fo:font-weight="bold" style:font-weight-asian="bold" style:font-weight-complex="bold" fo:font-style="italic" style:font-style-asian="italic" style:font-style-complex="italic"/>
    </style:style>
    <style:style style:name="P21" style:parent-style-name="Textbody" style:family="paragraph">
      <style:text-properties fo:font-weight="bold" style:font-weight-asian="bold" style:font-weight-complex="bold" fo:font-style="italic" style:font-style-asian="italic" style:font-style-complex="italic"/>
    </style:style>
    <style:style style:name="P22" style:parent-style-name="Textbody" style:family="paragraph">
      <style:text-properties fo:font-weight="bold" style:font-weight-asian="bold" style:font-weight-complex="bold" fo:font-style="italic" style:font-style-asian="italic" style:font-style-complex="italic"/>
    </style:style>
    <style:style style:name="P23" style:parent-style-name="Textbody" style:family="paragraph">
      <style:text-properties fo:font-weight="bold" style:font-weight-asian="bold" style:font-weight-complex="bold" fo:font-style="italic" style:font-style-asian="italic" style:font-style-complex="italic"/>
    </style:style>
    <style:style style:name="P24" style:parent-style-name="Textbody" style:family="paragraph">
      <style:text-properties fo:font-weight="bold" style:font-weight-asian="bold" style:font-weight-complex="bold" fo:font-style="italic" style:font-style-asian="italic" style:font-style-complex="italic"/>
    </style:style>
    <style:style style:name="T25" style:parent-style-name="Car.predefinitoparagrafo" style:family="text">
      <style:text-properties fo:font-weight="bold" style:font-weight-asian="bold" style:font-weight-complex="bold" fo:font-style="italic" style:font-style-asian="italic" style:font-style-complex="italic"/>
    </style:style>
    <style:style style:name="T26" style:parent-style-name="Car.predefinitoparagrafo" style:family="text">
      <style:text-properties fo:font-weight="bold" style:font-weight-asian="bold" style:font-weight-complex="bold" fo:font-style="italic" style:font-style-asian="italic" style:font-style-complex="italic"/>
    </style:style>
    <style:style style:name="P27" style:parent-style-name="Textbody" style:family="paragraph">
      <style:text-properties fo:font-weight="bold" style:font-weight-asian="bold" style:font-weight-complex="bold" fo:font-style="italic" style:font-style-asian="italic" style:font-style-complex="italic"/>
    </style:style>
    <style:style style:name="P28" style:parent-style-name="Textbody" style:family="paragraph">
      <style:text-properties fo:font-weight="bold" style:font-weight-asian="bold" style:font-weight-complex="bold" fo:font-style="italic" style:font-style-asian="italic" style:font-style-complex="italic"/>
    </style:style>
    <style:style style:name="P29" style:parent-style-name="Textbody" style:family="paragraph">
      <style:text-properties fo:font-weight="bold" style:font-weight-asian="bold" style:font-weight-complex="bold" fo:font-style="italic" style:font-style-asian="italic" style:font-style-complex="italic"/>
    </style:style>
    <style:style style:name="P30" style:parent-style-name="Textbody" style:family="paragraph">
      <style:text-properties fo:font-weight="bold" style:font-weight-asian="bold" style:font-weight-complex="bold" fo:font-style="italic" style:font-style-asian="italic" style:font-style-complex="italic"/>
    </style:style>
    <style:style style:name="P31" style:parent-style-name="Textbody" style:family="paragraph">
      <style:text-properties fo:font-weight="bold" style:font-weight-asian="bold" style:font-weight-complex="bold" fo:font-style="italic" style:font-style-asian="italic" style:font-style-complex="italic"/>
    </style:style>
    <style:style style:name="P32" style:parent-style-name="Textbody" style:family="paragraph">
      <style:text-properties fo:font-weight="bold" style:font-weight-asian="bold" style:font-weight-complex="bold" fo:font-style="italic" style:font-style-asian="italic" style:font-style-complex="italic"/>
    </style:style>
    <style:style style:name="P33" style:parent-style-name="Textbody" style:family="paragraph">
      <style:text-properties fo:font-weight="bold" style:font-weight-asian="bold" style:font-weight-complex="bold" fo:font-style="italic" style:font-style-asian="italic" style:font-style-complex="italic"/>
    </style:style>
    <style:style style:name="P34" style:parent-style-name="Textbody" style:family="paragraph">
      <style:text-properties fo:font-weight="bold" style:font-weight-asian="bold" style:font-weight-complex="bold" fo:font-style="italic" style:font-style-asian="italic" style:font-style-complex="italic"/>
    </style:style>
    <style:style style:name="P35" style:parent-style-name="Textbody" style:family="paragraph">
      <style:text-properties fo:font-weight="bold" style:font-weight-asian="bold" style:font-weight-complex="bold" fo:font-style="italic" style:font-style-asian="italic" style:font-style-complex="italic"/>
    </style:style>
    <style:style style:name="P36" style:parent-style-name="Textbody" style:family="paragraph">
      <style:text-properties fo:font-weight="bold" style:font-weight-asian="bold" style:font-weight-complex="bold" fo:font-style="italic" style:font-style-asian="italic" style:font-style-complex="italic"/>
    </style:style>
    <style:style style:name="P37" style:parent-style-name="Textbody" style:family="paragraph">
      <style:text-properties fo:font-weight="bold" style:font-weight-asian="bold" style:font-weight-complex="bold" fo:font-style="italic" style:font-style-asian="italic" style:font-style-complex="italic"/>
    </style:style>
    <style:style style:name="P38" style:parent-style-name="Textbody" style:family="paragraph">
      <style:text-properties fo:font-weight="bold" style:font-weight-asian="bold" style:font-weight-complex="bold" fo:font-style="italic" style:font-style-asian="italic" style:font-style-complex="italic"/>
    </style:style>
    <style:style style:name="P39" style:parent-style-name="Textbody" style:family="paragraph">
      <style:text-properties fo:font-weight="bold" style:font-weight-asian="bold" style:font-weight-complex="bold" fo:font-style="italic" style:font-style-asian="italic" style:font-style-complex="italic"/>
    </style:style>
    <style:style style:name="P40" style:parent-style-name="Textbody" style:family="paragraph">
      <style:text-properties fo:font-weight="bold" style:font-weight-asian="bold" style:font-weight-complex="bold" fo:font-style="italic" style:font-style-asian="italic" style:font-style-complex="italic"/>
    </style:style>
    <style:style style:name="P41" style:parent-style-name="Textbody" style:family="paragraph">
      <style:text-properties fo:font-weight="bold" style:font-weight-asian="bold" style:font-weight-complex="bold" fo:font-style="italic" style:font-style-asian="italic" style:font-style-complex="italic"/>
    </style:style>
    <style:style style:name="P42" style:parent-style-name="Textbody" style:family="paragraph">
      <style:text-properties fo:font-weight="bold" style:font-weight-asian="bold" style:font-weight-complex="bold" fo:font-style="italic" style:font-style-asian="italic" style:font-style-complex="italic"/>
    </style:style>
    <style:style style:name="P43" style:parent-style-name="Textbody" style:family="paragraph">
      <style:text-properties fo:font-weight="bold" style:font-weight-asian="bold" style:font-weight-complex="bold" fo:font-style="italic" style:font-style-asian="italic" style:font-style-complex="italic"/>
    </style:style>
    <style:style style:name="P44" style:parent-style-name="Standard" style:family="paragraph">
      <style:text-properties fo:font-weight="bold" style:font-weight-asian="bold" style:font-weight-complex="bold" fo:font-style="italic" style:font-style-asian="italic" style:font-style-complex="italic"/>
    </style:style>
    <style:style style:name="P45" style:parent-style-name="Standard" style:family="paragraph">
      <style:text-properties fo:font-weight="bold" style:font-weight-asian="bold" style:font-weight-complex="bold" fo:font-style="italic" style:font-style-asian="italic" style:font-style-complex="italic"/>
    </style:style>
    <style:style style:name="P46" style:parent-style-name="Standard" style:family="paragraph">
      <style:text-properties fo:font-weight="bold" style:font-weight-asian="bold" style:font-weight-complex="bold" fo:font-style="italic" style:font-style-asian="italic" style:font-style-complex="italic"/>
    </style:style>
    <style:style style:name="P47" style:parent-style-name="Standard" style:family="paragraph">
      <style:text-properties fo:font-weight="bold" style:font-weight-asian="bold" style:font-weight-complex="bold" fo:font-style="italic" style:font-style-asian="italic" style:font-style-complex="italic"/>
    </style:style>
    <style:style style:name="P48" style:parent-style-name="Standard" style:family="paragraph">
      <style:text-properties fo:font-weight="bold" style:font-weight-asian="bold" style:font-weight-complex="bold" fo:font-style="italic" style:font-style-asian="italic" style:font-style-complex="italic"/>
    </style:style>
    <style:style style:name="P49" style:parent-style-name="Standard" style:family="paragraph">
      <style:text-properties fo:font-weight="bold" style:font-weight-asian="bold" style:font-weight-complex="bold" fo:font-style="italic" style:font-style-asian="italic" style:font-style-complex="italic"/>
    </style:style>
    <style:style style:name="P50" style:parent-style-name="Standard" style:family="paragraph">
      <style:text-properties fo:font-weight="bold" style:font-weight-asian="bold" style:font-weight-complex="bold" fo:font-style="italic" style:font-style-asian="italic" style:font-style-complex="italic"/>
    </style:style>
    <style:style style:name="P51" style:parent-style-name="Standard" style:family="paragraph">
      <style:text-properties fo:font-weight="bold" style:font-weight-asian="bold" style:font-weight-complex="bold" fo:font-style="italic" style:font-style-asian="italic" style:font-style-complex="italic"/>
    </style:style>
    <style:style style:name="P52" style:parent-style-name="Standard" style:family="paragraph">
      <style:text-properties fo:font-weight="bold" style:font-weight-asian="bold" style:font-weight-complex="bold" fo:font-style="italic" style:font-style-asian="italic" style:font-style-complex="italic"/>
    </style:style>
    <style:style style:name="P53" style:parent-style-name="Standard" style:family="paragraph">
      <style:text-properties fo:font-weight="bold" style:font-weight-asian="bold" style:font-weight-complex="bold" fo:font-style="italic" style:font-style-asian="italic" style:font-style-complex="italic"/>
    </style:style>
    <style:style style:name="P54" style:parent-style-name="Standard" style:family="paragraph">
      <style:text-properties fo:font-weight="bold" style:font-weight-asian="bold" style:font-weight-complex="bold" fo:font-style="italic" style:font-style-asian="italic" style:font-style-complex="italic"/>
    </style:style>
    <style:style style:name="P55" style:parent-style-name="Standard" style:family="paragraph">
      <style:text-properties fo:font-weight="bold" style:font-weight-asian="bold" style:font-weight-complex="bold" fo:font-style="italic" style:font-style-asian="italic" style:font-style-complex="italic"/>
    </style:style>
    <style:style style:name="P56" style:parent-style-name="Standard" style:family="paragraph">
      <style:text-properties fo:font-weight="bold" style:font-weight-asian="bold" style:font-weight-complex="bold" fo:font-style="italic" style:font-style-asian="italic" style:font-style-complex="italic"/>
    </style:style>
    <style:style style:name="P57" style:parent-style-name="Standard" style:family="paragraph">
      <style:text-properties fo:font-weight="bold" style:font-weight-asian="bold" style:font-weight-complex="bold" fo:font-style="italic" style:font-style-asian="italic" style:font-style-complex="italic"/>
    </style:style>
    <style:style style:name="P58" style:parent-style-name="Standard" style:family="paragraph">
      <style:text-properties fo:font-weight="bold" style:font-weight-asian="bold" style:font-weight-complex="bold" fo:font-style="italic" style:font-style-asian="italic" style:font-style-complex="italic"/>
    </style:style>
    <style:style style:name="P59" style:parent-style-name="Standard" style:family="paragraph">
      <style:text-properties fo:font-weight="bold" style:font-weight-asian="bold" style:font-weight-complex="bold" fo:font-style="italic" style:font-style-asian="italic" style:font-style-complex="italic"/>
    </style:style>
    <style:style style:name="P60" style:parent-style-name="Standard" style:family="paragraph">
      <style:text-properties fo:font-weight="bold" style:font-weight-asian="bold" style:font-weight-complex="bold" fo:font-style="italic" style:font-style-asian="italic" style:font-style-complex="italic"/>
    </style:style>
    <style:style style:name="P61" style:parent-style-name="Standard" style:family="paragraph">
      <style:text-properties fo:font-weight="bold" style:font-weight-asian="bold" style:font-weight-complex="bold" fo:font-style="italic" style:font-style-asian="italic" style:font-style-complex="italic"/>
    </style:style>
    <style:style style:name="P62" style:parent-style-name="Standard" style:family="paragraph">
      <style:text-properties fo:font-weight="bold" style:font-weight-asian="bold" style:font-weight-complex="bold" fo:font-style="italic" style:font-style-asian="italic" style:font-style-complex="italic"/>
    </style:style>
    <style:style style:name="P63" style:parent-style-name="Standard" style:family="paragraph">
      <style:text-properties fo:font-weight="bold" style:font-weight-asian="bold" style:font-weight-complex="bold" fo:font-style="italic" style:font-style-asian="italic" style:font-style-complex="italic"/>
    </style:style>
    <style:style style:name="P64" style:parent-style-name="Standard" style:family="paragraph">
      <style:text-properties fo:font-weight="bold" style:font-weight-asian="bold" style:font-weight-complex="bold" fo:font-style="italic" style:font-style-asian="italic" style:font-style-complex="italic"/>
    </style:style>
    <style:style style:name="P65" style:parent-style-name="Standard" style:family="paragraph">
      <style:text-properties fo:font-weight="bold" style:font-weight-asian="bold" style:font-weight-complex="bold" fo:font-style="italic" style:font-style-asian="italic" style:font-style-complex="italic"/>
    </style:style>
    <style:style style:name="P66" style:parent-style-name="Standard" style:family="paragraph">
      <style:text-properties fo:font-weight="bold" style:font-weight-asian="bold" style:font-weight-complex="bold" fo:font-style="italic" style:font-style-asian="italic" style:font-style-complex="italic"/>
    </style:style>
    <style:style style:name="P67" style:parent-style-name="Standard" style:family="paragraph">
      <style:text-properties fo:font-weight="bold" style:font-weight-asian="bold" style:font-weight-complex="bold" fo:font-style="italic" style:font-style-asian="italic" style:font-style-complex="italic"/>
    </style:style>
    <style:style style:name="P68" style:parent-style-name="Standard" style:family="paragraph">
      <style:text-properties fo:font-weight="bold" style:font-weight-asian="bold" style:font-weight-complex="bold" fo:font-style="italic" style:font-style-asian="italic" style:font-style-complex="italic"/>
    </style:style>
    <style:style style:name="P69" style:parent-style-name="Standard" style:family="paragraph">
      <style:text-properties fo:font-weight="bold" style:font-weight-asian="bold" style:font-weight-complex="bold" fo:font-style="italic" style:font-style-asian="italic" style:font-style-complex="italic"/>
    </style:style>
    <style:style style:name="T70" style:parent-style-name="Car.predefinitoparagrafo" style:family="text">
      <style:text-properties fo:font-weight="bold" style:font-weight-asian="bold" style:font-weight-complex="bold" fo:font-style="italic" style:font-style-asian="italic" style:font-style-complex="italic"/>
    </style:style>
    <style:style style:name="P71" style:parent-style-name="Standard" style:family="paragraph">
      <style:text-properties fo:font-weight="bold" style:font-weight-asian="bold" style:font-weight-complex="bold" fo:font-style="italic" style:font-style-asian="italic" style:font-style-complex="italic"/>
    </style:style>
    <style:style style:name="P72" style:parent-style-name="Standard" style:family="paragraph">
      <style:text-properties fo:font-weight="bold" style:font-weight-asian="bold" style:font-weight-complex="bold" fo:font-style="italic" style:font-style-asian="italic" style:font-style-complex="italic"/>
    </style:style>
    <style:style style:name="P73" style:parent-style-name="Standard" style:family="paragraph">
      <style:text-properties fo:font-weight="bold" style:font-weight-asian="bold" style:font-weight-complex="bold" fo:font-style="italic" style:font-style-asian="italic" style:font-style-complex="italic"/>
    </style:style>
    <style:style style:name="T74" style:parent-style-name="Car.predefinitoparagrafo" style:family="text">
      <style:text-properties fo:font-weight="bold" style:font-weight-asian="bold" style:font-weight-complex="bold" fo:font-style="italic" style:font-style-asian="italic" style:font-style-complex="italic"/>
    </style:style>
    <style:style style:name="T75" style:parent-style-name="Car.predefinitoparagrafo" style:family="text">
      <style:text-properties fo:font-weight="bold" style:font-weight-asian="bold" style:font-weight-complex="bold" fo:font-style="italic" style:font-style-asian="italic" style:font-style-complex="italic"/>
    </style:style>
    <style:style style:name="P76" style:parent-style-name="Standard" style:family="paragraph">
      <style:text-properties fo:font-weight="bold" style:font-weight-asian="bold" style:font-weight-complex="bold" fo:font-style="italic" style:font-style-asian="italic" style:font-style-complex="italic"/>
    </style:style>
    <style:style style:name="P77" style:parent-style-name="Standard" style:family="paragraph">
      <style:text-properties fo:font-weight="bold" style:font-weight-asian="bold" style:font-weight-complex="bold" fo:font-style="italic" style:font-style-asian="italic" style:font-style-complex="italic"/>
    </style:style>
    <style:style style:name="T78" style:parent-style-name="Car.predefinitoparagrafo" style:family="text">
      <style:text-properties fo:font-weight="bold" style:font-weight-asian="bold" style:font-weight-complex="bold" fo:font-style="italic" style:font-style-asian="italic" style:font-style-complex="italic"/>
    </style:style>
    <style:style style:name="P79" style:parent-style-name="Standard" style:family="paragraph">
      <style:text-properties fo:font-weight="bold" style:font-weight-asian="bold" style:font-weight-complex="bold" fo:font-style="italic" style:font-style-asian="italic" style:font-style-complex="italic"/>
    </style:style>
    <style:style style:name="T80" style:parent-style-name="Car.predefinitoparagrafo" style:family="text">
      <style:text-properties fo:font-weight="bold" style:font-weight-asian="bold" style:font-weight-complex="bold" fo:font-style="italic" style:font-style-asian="italic" style:font-style-complex="italic"/>
    </style:style>
    <style:style style:name="T81" style:parent-style-name="Car.predefinitoparagrafo" style:family="text">
      <style:text-properties fo:font-weight="bold" style:font-weight-asian="bold" style:font-weight-complex="bold" fo:font-style="italic" style:font-style-asian="italic" style:font-style-complex="italic"/>
    </style:style>
    <style:style style:name="P82" style:parent-style-name="Standard" style:family="paragraph">
      <style:text-properties fo:font-weight="bold" style:font-weight-asian="bold" style:font-weight-complex="bold" fo:font-style="italic" style:font-style-asian="italic" style:font-style-complex="italic"/>
    </style:style>
    <style:style style:name="P83" style:parent-style-name="Standard" style:family="paragraph">
      <style:text-properties fo:font-weight="bold" style:font-weight-asian="bold" style:font-weight-complex="bold" fo:font-style="italic" style:font-style-asian="italic" style:font-style-complex="italic"/>
    </style:style>
    <style:style style:name="P84" style:parent-style-name="Standard" style:family="paragraph">
      <style:text-properties fo:font-weight="bold" style:font-weight-asian="bold" style:font-weight-complex="bold" fo:font-style="italic" style:font-style-asian="italic" style:font-style-complex="italic"/>
    </style:style>
  </office:automatic-styles>
  <office:body>
    <office:text text:use-soft-page-breaks="true">
      <text:p text:style-name="P1">This document is a guide on how to run an Ethereum blockchain simulation based on docker images.</text:p>
      <text:p text:style-name="Standard"/>
      <text:p text:style-name="Standard">To implement a system which simulates an Ethereum blockchain in a private way we have to run every single node on a different docker<text:s/>container and then make those nodes interact between themselves.</text:p>
      <text:p text:style-name="Standard"/>
      <text:p text:style-name="Standard">The first thing to do is to install docker engine on your Linux operative system. In order to do that follow this link:<text:s/><text:a xlink:href="https://docs.docker.com/engine/install/ubuntu/" office:target-frame-name="_top" xlink:show="replace"><text:span text:style-name="T2">https:</text:span><text:span text:style-name="T3">//docs.docker.com/engine/install/ubuntu/</text:span></text:a>.</text:p>
      <text:p text:style-name="Standard"/>
      <text:p text:style-name="Standard">Another requirement is to download Python 3, because a python script will be used to automatize the creation of the genesis file, this can be done at this link:<text:s/><text:a xlink:href="https://www.python.org/downloads/" office:target-frame-name="_top" xlink:show="replace"><text:span text:style-name="T4">h</text:span><text:span text:style-name="T5">ttps://www.python.org/downloads/</text:span></text:a>.</text:p>
      <text:p text:style-name="Standard"/>
      <text:p text:style-name="Standard">The first commands are just removing every directory from past executions of the script, in order to prepare correctly our system.</text:p>
      <text:p text:style-name="Standard">Then we need to setup the directories which will contain our data and files about the nodes and the blockchain, so we will create these directories within our home directory via these commands:</text:p>
      <text:p text:style-name="Standard"/>
      <text:p text:style-name="P6">mkdir -p Ethereum/conf</text:p>
      <text:p text:style-name="P7">mkdir -p Ethereum/data/eth1</text:p>
      <text:p text:style-name="P8">mkdir -p Ethereum/data/eth2</text:p>
      <text:p text:style-name="P9">mkdir -p Ethereum/data/eth3</text:p>
      <text:p text:style-name="P10">mkdir -p Ethereum/data/eth4</text:p>
      <text:p text:style-name="Textbody">We will create a<text:s/>new directory for every node which will take part to the chain, in this case we implemented 4 of them, we also created a “conf” directory within the Ethereum one, this directory will contain the genesis.json file, a mandatory file to setup our blockchain.</text:p>
      <text:p text:style-name="Textbody">Then we change the working directory to the new “Ethereum” one just created in the passage above. In order to implement this chain, we will download the official docker images for ethereum (version 1.7.3) and Solidity, the programming language used to<text:s/>implement smart contracts. So, we will write the following commands:</text:p>
      <text:p text:style-name="P11">docker pull ethereum/client-go:alltools-v1.7.3</text:p>
      <text:p text:style-name="P12">docker pull ethereum/solc:nightly</text:p>
      <text:p text:style-name="Textbody">Now on our system we can dispose of docker, ethereum and solidity affordances, all we need to do is to create our nodes and get them ready to work.</text:p>
      <text:p text:style-name="Textbody">In the Ethereum blockchain every node needs an account password and those passwords will be stored into a .txt file, in our example we set the passwords to be equal to the name of the nodes:</text:p>
      <text:p text:style-name="P13">echo 'eth1' &gt; data/eth1/eth1.txt</text:p>
      <text:p text:style-name="P14">echo 'eth2' &gt; data/eth2/eth2.txt</text:p>
      <text:p text:style-name="P15">echo 'eth3' &gt; data/eth3/eth3.txt</text:p>
      <text:p text:style-name="P16">echo 'eth4' &gt; data/eth4/eth4.txt</text:p>
      <text:p text:style-name="P17"/>
      <text:p text:style-name="Textbody"/>
      <text:p text:style-name="Textbody">Now we are finally able to effectively create the accounts of the nodes, this is achieved typing the following commands:</text:p>
      <text:p text:style-name="P18">docker run -it --rm --name geth -u $(id -u $USER):$(id -g $USER) -v &lt;YourPath&gt;/Ethereum:/root ethereum/client-go:alltools-v1.7.3 geth --password /root/data/eth1/eth1.txt --datadir /root/data/eth1 account new &gt; data/eth1/address1.txt</text:p>
      <text:p text:style-name="P19">docker run -it --rm --name geth -u $(id -u $USER):$(id -g $USER) -v &lt;YourPath&gt;/Ethereum:/root ethereum/client-go:alltools-v1.7.3 geth --password /root/data/eth2/eth2.txt --datadir /root/data/eth2 account new &gt; data/eth2/address2.txt</text:p>
      <text:p text:style-name="P20">docker run -it --rm --name geth -u $(id -u $USER):$(id -g $USER) -v &lt;YourPath&gt;/Ethereum:/root ethereum/client-go:alltools-v1.7.3 geth --password /root/data/eth3/eth3.txt --datadir /root/data/eth3 account new &gt; data/eth3/address3.txt</text:p>
      <text:p text:style-name="P21">docker run -it --rm --name geth -u $(id -u $USER):$(id -g $USER) -v &lt;YourPath&gt;/Ethereum:/root<text:s/>ethereum/client-go:alltools-v1.7.3 geth --password /root/data/eth4/eth4.txt --datadir /root/data/eth4 account new &gt; data/eth4/address4.txt</text:p>
      <text:p text:style-name="Textbody">These commands will return an Address which will be our node address, the node will interface with ethereum using that as an ID. These addresses will also be saved in a file within the node directory called address (number of node).txt for availability purposes.</text:p>
      <text:p text:style-name="Textbody">Next step we need to create the genesis.json file, so we need to go into the Ethereum/conf directory, attach<text:s/>a genesis.json file and fill it with this sample:</text:p>
      <text:p text:style-name="PreformattedText">{</text:p>
      <text:p text:style-name="PreformattedText"><text:s text:c="4"/>"config": {</text:p>
      <text:p text:style-name="PreformattedText"><text:s text:c="8"/>"chainId": 21,</text:p>
      <text:p text:style-name="PreformattedText"><text:s text:c="8"/>"homesteadBlock": 0,</text:p>
      <text:p text:style-name="PreformattedText"><text:s text:c="8"/>"eip155Block": 0,</text:p>
      <text:p text:style-name="PreformattedText"><text:s text:c="8"/>"eip158Block": 0</text:p>
      <text:p text:style-name="PreformattedText"><text:s text:c="4"/>},</text:p>
      <text:p text:style-name="PreformattedText"><text:s text:c="4"/>"nonce": "0x0000000000000000",</text:p>
      <text:p text:style-name="PreformattedText"><text:s text:c="4"/>"timestamp": "0x0",</text:p>
      <text:p text:style-name="PreformattedText"><text:s text:c="4"/>"parentHash": "0x0000000000000000000000000000000000000000000000000000000000000000",</text:p>
      <text:p text:style-name="PreformattedText"><text:s text:c="4"/>"extraData": "0x00",</text:p>
      <text:p text:style-name="PreformattedText"><text:s text:c="4"/>"gasLimit": "0x80000000",</text:p>
      <text:p text:style-name="PreformattedText"><text:s text:c="4"/>"difficulty": "0x400",</text:p>
      <text:p text:style-name="PreformattedText"><text:s text:c="4"/>"mixhash":<text:s/>"0x0000000000000000000000000000000000000000000000000000000000000000",</text:p>
      <text:p text:style-name="PreformattedText"><text:s text:c="4"/>"coinbase": "0x0000000000000000000000000000000000000000",</text:p>
      <text:p text:style-name="PreformattedText"><text:s text:c="4"/>"alloc": {</text:p>
      <text:p text:style-name="PreformattedText"><text:s text:c="8"/>"46ba3a22f4a62333433df5bf5068055af5c33e53": {</text:p>
      <text:p text:style-name="PreformattedText"><text:s text:c="12"/>"balance": "20000000000000000000"</text:p>
      <text:p text:style-name="PreformattedText"><text:s text:c="8"/>},</text:p>
      <text:p text:style-name="PreformattedText"><text:s text:c="8"/>"fe88391515b1074c9d02c58504d0ff648b7170d3": {</text:p>
      <text:p text:style-name="PreformattedText"><text:s text:c="12"/>"balance": "10000000000000000000"</text:p>
      <text:p text:style-name="PreformattedText"><text:s text:c="8"/>},</text:p>
      <text:p text:style-name="PreformattedText"><text:s text:c="8"/>"75f091276c19177122af6bd4750938852359bbe2": {</text:p>
      <text:p text:style-name="PreformattedText"><text:s text:c="12"/>"balance": "5000000000000000000"</text:p>
      <text:p text:style-name="PreformattedText"><text:s text:c="8"/>},</text:p>
      <text:p text:style-name="PreformattedText"><text:s text:c="8"/>"00acfabed04ce7b28049fe2f7980f8d082a6ce2f": {</text:p>
      <text:p text:style-name="PreformattedText"><text:s text:c="12"/>"balance": "3000000000000000000"</text:p>
      <text:p text:style-name="PreformattedText"><text:s text:c="8"/>} <text:s text:c="7"/></text:p>
      <text:p text:style-name="PreformattedText"><text:s text:c="4"/>}</text:p>
      <text:soft-page-break/>
      <text:p text:style-name="PreformattedText">}</text:p>
      <text:p text:style-name="Textbody"/>
      <text:p text:style-name="Textbody">Now this is only a placeholder genesis file, because the real one has to be filled with the correct addresses of the node, to do this we used a script (“makegen.py”) which takes the string contained within the file address(number_of_node).txt and substitutes it with the placeholder one already present in the genesis file.</text:p>
      <text:p text:style-name="Textbody">Then we need to pair the genesis file with every account, so every node will be sure to work on<text:s/>the same chain (identified by the chain Id parameter), to do that we need to run these commands:</text:p>
      <text:p text:style-name="Textbody"/>
      <text:p text:style-name="P22">docker run -it --rm --name geth -u $(id -u $USER):$(id -g $USER) -v &lt;YourPath&gt;/Ethereum:/root ethereum/client-go:alltools-v1.7.3 geth --datadir /root/data/eth1 init /root/conf/genesis.json</text:p>
      <text:p text:style-name="P23">docker run -it --rm --name geth -u $(id -u $USER):$(id -g $USER) -v &lt;YourPath&gt;/Ethereum:/root ethereum/client-go:alltools-v1.7.3 geth --datadir /root/data/eth2 init /root/conf/genesis.json</text:p>
      <text:p text:style-name="P24">docker run -it --rm --name geth -u<text:s/>$(id -u $USER):$(id -g $USER) -v &lt;YourPath&gt;/Ethereum:/root ethereum/client-go:alltools-v1.7.3 geth -datadir /root/data/eth3 init /root/conf/genesis.json</text:p>
      <text:p text:style-name="Textbody"><text:span text:style-name="T25">docker run -it --rm --name geth -u $(id -u $USER):$(id -g $USER) -v &lt;YourPath&gt;/Ethereum:/root ethereum/</text:span><text:span text:style-name="T26">client-go:alltools-v1.7.3 geth --datadir /root/data/eth4 init /root/conf/genesis.json</text:span><text:line-break/></text:p>
      <text:p text:style-name="Textbody">Now we have created 4 nodes, with 4 different accounts, which work on the same chain. At the current time these nodes are not associated, so we need to make a connection<text:s/>peer to peer for every one of those, this process will allow transactions to be executed between accounts.</text:p>
      <text:p text:style-name="Textbody">To connect a node with the others the first thing we need to do is open 4 terminals, one for each node and run the following command:</text:p>
      <text:p text:style-name="P27"/>
      <text:p text:style-name="P28">eth1:</text:p>
      <text:p text:style-name="P29">gnome-terminal --title "Eth1" --tab -e "docker run -it --rm --name eth1 -v &lt;YourPath&gt;/Ethereum:/root -u $(id -u $USER):$(id -g $USER) -p 8081:8081 -p 30001:30001 ethereum/client-go:alltools-v1.7.3 geth --password /root/data/eth1/eth1.txt --unlock 0 --identity "eth1" --datadir /root/data/eth1 --ethash.dagdir /root/data/eth1 --networkid "12345" --maxpeers 4 --nodiscover --rpc --rpcaddr "0.0.0.0" --rpcport 8081 --rpccorsdomain "*" --rpcapi "eth,net,web3,admin,personal" --port 30001 --verbosity 2 console"</text:p>
      <text:p text:style-name="P30"/>
      <text:p text:style-name="P31"/>
      <text:p text:style-name="P32"/>
      <text:p text:style-name="P33"/>
      <text:soft-page-break/>
      <text:p text:style-name="P34">eth2:</text:p>
      <text:p text:style-name="P35">gnome-terminal --title "Eth2" --tab -e "docker run -it --rm --name eth2 -v &lt;YourPath&gt;/Ethereum:/root -u $(id -u $USER):$(id -g $USER) -p 8082:8082 -p 30002:30002 ethereum/client-go:alltools-v1.7.3 geth --password /root/data/eth2/eth2.txt --unlock 0 --identity "eth2" --datadir /root/data/eth2 --ethash.dagdir /root/data/eth2 --networkid "12345" --maxpeers 4 --nodiscover --rpc --rpcaddr "0.0.0.0" --rpcport 8082 --rpccorsdomain "*" --rpcapi "eth,net,web3,admin,personal" --port 30002 --verbosity 2 console"</text:p>
      <text:p text:style-name="P36"/>
      <text:p text:style-name="P37"/>
      <text:p text:style-name="P38"/>
      <text:p text:style-name="P39">eth3:</text:p>
      <text:p text:style-name="P40">gnome-terminal --title "Eth3" --tab -e "docker run -it --rm --name eth3 -v $HOME/Ethereum:/root -u $(id -u $USER):$(id -g $USER) -p 8083:8083 -p 30003:30003 ethereum/client-go:alltools-v1.7.3 geth --password /root/data/eth3/eth3.txt --unlock 0 --identity "eth3" --datadir /root/data/eth3 --ethash.dagdir /root/data/eth3 --networkid "12345" --maxpeers 4 --nodiscover --rpc --rpcaddr "0.0.0.0" --rpcport 8083 --rpccorsdomain "*" --rpcapi "eth,net,web3,admin,personal" --port 30003 --verbosity 2 console"</text:p>
      <text:p text:style-name="P41"/>
      <text:p text:style-name="P42">eth4:</text:p>
      <text:p text:style-name="P43">gnome-terminal --title "Eth4" --tab -e "docker run -it --rm --name eth4 -v $HOME/Ethereum:/root -u $(id -u $USER):$(id -g $USER) -p 8084:8084 -p 30004:30004 ethereum/client-go:alltools-v1.7.3 geth --password /root/data/eth4/eth4.txt --unlock 0 --identity "eth4" --datadir /root/data/eth4 --ethash.dagdir /root/data/eth4 --networkid "12345" --maxpeers 4 --nodiscover --rpc --rpcaddr "0.0.0.0" --rpcport 8084 --rpccorsdomain "*" --rpcapi "eth,net,web3,admin,personal" --port 30004 --verbosity 2 console"</text:p>
      <text:p text:style-name="Textbody"/>
      <text:p text:style-name="Standard">With this specific command we will get access to the Geth console with every node.</text:p>
      <text:p text:style-name="Standard">In order to link every peer reciprocally we need two parameters: the first one is the Ip address of the Docker container that we can find running these commands on a terminal which is not running the 4 nodes:</text:p>
      <text:p text:style-name="Standard"/>
      <text:p text:style-name="P44">docker inspect -f '{{range .NetworkSettings.Networks}}{{.IPAddress}}{{end}}' "$(&lt; Ethereum/data/eth1/id1.txt)" &gt; Ethereum/data/eth1/ip.txt</text:p>
      <text:p text:style-name="P45"/>
      <text:p text:style-name="P46">docker inspect -f '{{range<text:s/>.NetworkSettings.Networks}}{{.IPAddress}}{{end}}' "$(&lt; Ethereum/data/eth2/id2.txt)" &gt; Ethereum/data/eth2/ip.txt</text:p>
      <text:p text:style-name="P47"/>
      <text:p text:style-name="P48">docker inspect -f '{{range .NetworkSettings.Networks}}{{.IPAddress}}{{end}}' "$(&lt; Ethereum/data/eth3/id3.txt)" &gt; Ethereum/data/eth3/ip.txt</text:p>
      <text:p text:style-name="P49"/>
      <text:p text:style-name="P50">docker inspect -f '{{range .NetworkSettings.Networks}}{{.IPAddress}}{{end}}' "$(&lt; Ethereum/data/eth4/id4.txt)" &gt; Ethereum/data/eth4/ip.txt</text:p>
      <text:p text:style-name="P51"/>
      <text:soft-page-break/>
      <text:p text:style-name="Standard">Now we need to create an URL to get access to our docker containers from the outside of the system, we need to<text:s/>encapsulate the IP and the port in the correct format, this is done by storing the IP of every container and then we just wrote a simple script in order to get the http address correctly:</text:p>
      <text:p text:style-name="Standard"/>
      <text:p text:style-name="P52">docker inspect -f '{{range .NetworkSettings.Networks}}{{.IPAddress}}{{end}}' "$(&lt; Ethereum/data/eth1/id1.txt)" &gt; Ethereum/data/urls/url1.txt</text:p>
      <text:p text:style-name="P53"/>
      <text:p text:style-name="P54">docker inspect -f '{{range .NetworkSettings.Networks}}{{.IPAddress}}{{end}}' "$(&lt; Ethereum/data/eth2/id2.txt)" &gt; Ethereum/data/urls/url2.txt</text:p>
      <text:p text:style-name="P55"/>
      <text:p text:style-name="P56">docker inspect -f '{{range .NetworkSettings.Networks}}{{.IPAddress}}{{end}}' "$(&lt; Ethereum/data/eth3/id3.txt)" &gt; Ethereum/data/urls/url3.txt</text:p>
      <text:p text:style-name="P57"/>
      <text:p text:style-name="P58">docker inspect -f '{{range .NetworkSettings.Networks}}{{.IPAddress}}{{end}}' "$(&lt; Ethereum/data/eth4/id4.txt)" &gt; Ethereum/data/urls/url4.txt</text:p>
      <text:p text:style-name="P59"/>
      <text:p text:style-name="P60">python3 makeurl.py</text:p>
      <text:p text:style-name="Standard"/>
      <text:p text:style-name="P61"/>
      <text:p text:style-name="P62"/>
      <text:p text:style-name="P63"/>
      <text:p text:style-name="P64"/>
      <text:p text:style-name="Standard">The second parameter is the enode value which is an ID within the Ethereum blockchain. This can be found by using these commands on the same terminal as before:</text:p>
      <text:p text:style-name="Standard"/>
      <text:p text:style-name="Standard"/>
      <text:p text:style-name="P65"><text:s/>geth --exec "admin.nodeInfo.enode" attach http://0.0.0.0:8081&gt; Ethereum/data/eth1/enode.txt</text:p>
      <text:p text:style-name="P66">geth --exec "admin.nodeInfo.enode" attach http://0.0.0.0:8082 &gt; Ethereum/data/eth2/enode.txt</text:p>
      <text:p text:style-name="P67">geth --exec "admin.nodeInfo.enode" attach http://0.0.0.0:8083 &gt; Ethereum/data/eth3/enode.txt</text:p>
      <text:p text:style-name="P68">geth --exec "admin.nodeInfo.enode" attach http://0.0.0.0:8084 &gt; Ethereum/data/eth4/enode.txt</text:p>
      <text:p text:style-name="Standard"><text:tab/></text:p>
      <text:p text:style-name="P69"/>
      <text:p text:style-name="Standard">We can check if these operation were successfully performed thanks to the<text:s/><text:span text:style-name="T70">admin.peers<text:s/></text:span>command.</text:p>
      <text:p text:style-name="Standard">This is another Geth command which outputs the information about every node which is connected to our peer, these outputs<text:s/>will need to be formed by three values each:</text:p>
      <text:p text:style-name="Standard"/>
      <text:p text:style-name="P71">geth --exec "admin.peers" attach http://0.0.0.0:8081</text:p>
      <text:p text:style-name="P72">geth --exec "admin.peers" attach http://0.0.0.0:8082</text:p>
      <text:p text:style-name="P73">geth --exec "admin.peers" attach http://0.0.0.0:8083</text:p>
      <text:p text:style-name="Standard"><text:span text:style-name="T74">geth --exec "admin.peers" attach</text:span><text:s/><text:span text:style-name="T75">http://0.0.0.0:8084</text:span></text:p>
      <text:p text:style-name="Standard"/>
      <text:p text:style-name="Standard">Now everything we need to do in order to simulate the behavior of the Ethereum blockchain is to begin some transactions between peers and then mine in order to validate them.</text:p>
      <text:p text:style-name="Standard">The following command is an example of a transaction between<text:s/>the node eth1 and the node eth2 in which eth1 send 1 ether to eth2:</text:p>
      <text:p text:style-name="Standard"/>
      <text:p text:style-name="Standard"/>
      <text:p text:style-name="P76">eth.sendTransaction({from: eth1, to: eth2, value: web3.toWei(1, "ether")})</text:p>
      <text:p text:style-name="P77"/>
      <text:p text:style-name="Standard">By reading the genesis file we know that this is a valid transaction, because we decided to allocate to eth1’s wallet a higher value than the one involved in the transaction. Before performing every<text:s/><text:soft-page-break/>operation is important to check that the wallet of the buyer contains at least the value requested for the transaction.</text:p>
      <text:p text:style-name="Standard">We decided to automatize the process of transactions creation, so we invoked the “createtransaction.py” script.<text:s/></text:p>
      <text:p text:style-name="Standard">This transaction has been sent to a pool of transactions which can be chosen from the miner nodes to be mined.</text:p>
      <text:p text:style-name="Standard">The command to mine is</text:p>
      <text:p text:style-name="Standard"/>
      <text:p text:style-name="Standard"><text:span text:style-name="T78">miner.start(number_of_thread_used_to_mine)</text:span></text:p>
      <text:p text:style-name="P79"/>
      <text:p text:style-name="Standard">and this will start to perform the mining operation within the terminal chosen to mine.</text:p>
      <text:p text:style-name="Standard">We can read the list of the transactions to be validated with the command</text:p>
      <text:p text:style-name="Standard"/>
      <text:p text:style-name="Standard"><text:span text:style-name="T80">eth.pendingTransactions</text:span>.</text:p>
      <text:p text:style-name="Standard"/>
      <text:p text:style-name="Standard">Once we stop the mining operations (“<text:span text:style-name="T81">miner.stop()</text:span>”) we can see how the ether<text:s/>presents in every wallet are change accordingly to the transaction value and to the fees rewarded to the miner, this is done with the following command:</text:p>
      <text:p text:style-name="Standard"/>
      <text:p text:style-name="P82">eth.getBalance(address_number)</text:p>
      <text:p text:style-name="P83"/>
      <text:p text:style-name="P84"/>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DejaVu Sans Mono"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abriele</meta:initial-creator>
    <dc:creator>alessandro vernazza</dc:creator>
    <meta:creation-date>2021-02-26T09:08:00Z</meta:creation-date>
    <dc:date>2021-02-26T09:08:00Z</dc:date>
    <meta:template xlink:href="Normal.dotm" xlink:type="simple"/>
    <meta:editing-cycles>2</meta:editing-cycles>
    <meta:editing-duration>PT0S</meta:editing-duration>
    <meta:document-statistic meta:page-count="6" meta:paragraph-count="25" meta:word-count="1907" meta:character-count="12757" meta:row-count="90" meta:non-whitespace-character-count="10875"/>
  </office:meta>
</office:document-meta>
</file>